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3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ce3" style:family="table-cell" style:parent-style-name="Heading_32_3" style:data-style-name="N0">
      <style:table-cell-properties fo:border="none"/>
      <style:text-properties fo:color="#44546A" fo:font-weight="bold" style:font-weight-asian="bold" style:font-weight-complex="bold"/>
    </style:style>
    <style:style style:name="ce4" style:family="table-cell" style:parent-style-name="_50_0_37__32_-_32_Accent5" style:data-style-name="N0">
      <style:table-cell-properties fo:background-color="#DDEBF7"/>
    </style:style>
    <style:style style:name="ce5" style:family="table-cell" style:parent-style-name="_50_0_37__32_-_32_Accent5" style:data-style-name="N0">
      <style:table-cell-properties fo:background-color="#FFD5D5"/>
    </style:style>
    <style:style style:name="ce6" style:family="table-cell" style:parent-style-name="_50_0_37__32_-_32_Accent1" style:data-style-name="N0">
      <style:table-cell-properties fo:background-color="#D9E1F2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Heading_32_3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  <style:style style:name="ce8" style:family="table-cell"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  <style:style style:name="ce9" style:family="table-cell" style:parent-style-name="Heading_32_3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  <style:style style:name="ce10" style:family="table-cell"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  <style:style style:name="ce11" style:family="table-cell" style:parent-style-name="Heading_32_3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  <style:style style:name="ce12" style:family="table-cell">
      <style:map style:condition="of:cell-content()=230520" style:apply-style-name="cf5"/>
      <style:map style:condition="of:cell-content()=230516" style:apply-style-name="cf5"/>
      <style:map style:condition="of:cell-content()=230517" style:apply-style-name="cf5"/>
      <style:map style:condition="of:cell-content()=230527" style:apply-style-name="cf5"/>
      <style:map style:condition="of:cell-content()=235478" style:apply-style-name="cf5"/>
      <style:map style:condition="of:cell-content()=240429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Plasmid</text:p>
          </table:table-cell>
          <table:table-cell office:value-type="string" table:style-name="ce2">
            <text:p>Well</text:p>
          </table:table-cell>
          <table:table-cell office:value-type="string" table:style-name="ce2">
            <text:p>Promoter</text:p>
          </table:table-cell>
          <table:table-cell office:value-type="string" table:style-name="ce2">
            <text:p>RBS</text:p>
          </table:table-cell>
          <table:table-cell office:value-type="string" table:style-name="ce2">
            <text:p>CDS</text:p>
          </table:table-cell>
          <table:table-cell office:value-type="string" table:style-name="ce7">
            <text:p>Sequence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style-name="ce2"/>
          <table:table-cell table:number-columns-repeated="16375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B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D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E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F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G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office:value-type="float" office:value="240517" table:style-name="ce8">
            <text:p>24051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H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A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B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C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D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E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office:value-type="float" office:value="240429" table:style-name="ce8">
            <text:p>240429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F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G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H2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A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B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C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office:value-type="float" office:value="240429" table:style-name="ce8">
            <text:p>2404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insert</text:p>
          </table:table-cell>
          <table:table-cell table:number-columns-repeated="1637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D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E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F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G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H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B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C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office:value-type="float" office:value="240429" table:style-name="ce8">
            <text:p>240429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D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E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office:value-type="float" office:value="240613" table:style-name="ce8">
            <text:p>24061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F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G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H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office:value-type="float" office:value="240517" table:style-name="ce8">
            <text:p>24051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A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office:value-type="float" office:value="240517" table:style-name="ce8">
            <text:p>24051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B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office:value-type="float" office:value="240507" table:style-name="ce8">
            <text:p>240507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C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office:value-type="float" office:value="240613" table:style-name="ce8">
            <text:p>2406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insert</text:p>
          </table:table-cell>
          <table:table-cell table:number-columns-repeated="16376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D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office:value-type="float" office:value="240613" table:style-name="ce8">
            <text:p>2406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insert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5"/>
          <table:table-cell table:style-name="ce8"/>
          <table:table-cell table:number-columns-repeated="16378"/>
        </table:table-row>
      </table:table>
      <table:table table:name="Kan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Plasmid</text:p>
          </table:table-cell>
          <table:table-cell office:value-type="string" table:style-name="ce2">
            <text:p>Well</text:p>
          </table:table-cell>
          <table:table-cell office:value-type="string" table:style-name="ce2">
            <text:p>Promoter</text:p>
          </table:table-cell>
          <table:table-cell office:value-type="string" table:style-name="ce2">
            <text:p>RBS</text:p>
          </table:table-cell>
          <table:table-cell office:value-type="string" table:style-name="ce2">
            <text:p>CDS</text:p>
          </table:table-cell>
          <table:table-cell office:value-type="string" table:style-name="ce9">
            <text:p>Sequence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B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C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D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E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F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G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office:value-type="float" office:value="240516" table:style-name="ce10">
            <text:p>2405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ad quality sequencing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H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A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B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C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D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E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F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G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H2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A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5">
            <text:p>B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5">
            <text:p>C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5">
            <text:p>D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E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5">
            <text:p>F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5">
            <text:p>G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H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A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5">
            <text:p>B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5">
            <text:p>C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5">
            <text:p>D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5">
            <text:p>E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5">
            <text:p>F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5">
            <text:p>G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5">
            <text:p>H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office:value-type="float" office:value="240516" table:style-name="ce10">
            <text:p>24051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5">
            <text:p>A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office:value-type="float" office:value="240516" table:style-name="ce10">
            <text:p>24051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5">
            <text:p>B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5">
            <text:p>C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5">
            <text:p>D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0"/>
          <table:table-cell table:number-columns-repeated="16378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am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Plasmid</text:p>
          </table:table-cell>
          <table:table-cell office:value-type="string" table:style-name="ce2">
            <text:p>Well</text:p>
          </table:table-cell>
          <table:table-cell office:value-type="string" table:style-name="ce2">
            <text:p>Promoter</text:p>
          </table:table-cell>
          <table:table-cell office:value-type="string" table:style-name="ce2">
            <text:p>RBS</text:p>
          </table:table-cell>
          <table:table-cell office:value-type="string" table:style-name="ce2">
            <text:p>CDS</text:p>
          </table:table-cell>
          <table:table-cell office:value-type="string" table:style-name="ce11">
            <text:p>Sequenced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A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B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C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D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E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F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G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H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A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B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C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D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Cherry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E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F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G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 table:style-name="ce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6">
            <text:p>H2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A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B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6">
            <text:p>C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6">
            <text:p>D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6">
            <text:p>E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6">
            <text:p>F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6">
            <text:p>G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6">
            <text:p>H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sfG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6">
            <text:p>A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6">
            <text:p>B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6">
            <text:p>C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6">
            <text:p>D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6">
            <text:p>E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6">
            <text:p>F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6">
            <text:p>G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6">
            <text:p>H4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6">
            <text:p>A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6">
            <text:p>B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1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6">
            <text:p>C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2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6">
            <text:p>D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BS3</text:p>
          </table:table-cell>
          <table:table-cell office:value-type="string" table:style-name="ce1">
            <text:p>mTagBFP</text:p>
          </table:table-cell>
          <table:table-cell table:style-name="ce12"/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EB9C"/>
      <style:text-properties fo:color="#9C5700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Hallett, Liam J C</meta:initial-creator>
    <dc:creator>Hallett, Liam J C</dc:creator>
    <meta:creation-date>2024-05-03T14:03:37Z</meta:creation-date>
    <dc:date>2024-07-08T20:58:32Z</dc:date>
    <meta:print-date>2024-05-10T16:58:18Z</meta:print-date>
  </office:meta>
</office:document-meta>
</file>